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3">
      <style:text-properties style:font-name="Arial"/>
    </style:style>
    <style:style style:name="P3" style:family="paragraph" style:parent-style-name="Text_20_body" style:list-style-name="L4">
      <style:text-properties style:font-name="Arial"/>
    </style:style>
    <style:style style:name="P4" style:family="paragraph" style:parent-style-name="Text_20_body" style:list-style-name="L5">
      <style:text-properties style:font-name="Arial"/>
    </style:style>
    <style:style style:name="P5" style:family="paragraph" style:parent-style-name="Text_20_body" style:list-style-name="L6">
      <style:text-properties style:font-name="Arial"/>
    </style:style>
    <style:style style:name="P6" style:family="paragraph" style:parent-style-name="Text_20_body" style:list-style-name="L14">
      <style:text-properties style:font-name="Arial"/>
    </style:style>
    <style:style style:name="P7" style:family="paragraph" style:parent-style-name="Text_20_body" style:list-style-name="L15">
      <style:text-properties style:font-name="Arial"/>
    </style:style>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6"/>
    <style:style style:name="P12" style:family="paragraph" style:parent-style-name="Text_20_body">
      <style:paragraph-properties fo:margin-top="0cm" fo:margin-bottom="0cm"/>
      <style:text-properties style:font-name="Arial"/>
    </style:style>
    <style:style style:name="P13" style:family="paragraph" style:parent-style-name="Text_20_body" style:list-style-name="L2">
      <style:paragraph-properties fo:margin-top="0cm" fo:margin-bottom="0cm"/>
      <style:text-properties style:font-name="Arial"/>
    </style:style>
    <style:style style:name="P14" style:family="paragraph" style:parent-style-name="Text_20_body" style:list-style-name="L3">
      <style:paragraph-properties fo:margin-top="0cm" fo:margin-bottom="0cm"/>
      <style:text-properties style:font-name="Arial"/>
    </style:style>
    <style:style style:name="P15" style:family="paragraph" style:parent-style-name="Text_20_body" style:list-style-name="L4">
      <style:paragraph-properties fo:margin-top="0cm" fo:margin-bottom="0cm"/>
      <style:text-properties style:font-name="Arial"/>
    </style:style>
    <style:style style:name="P16" style:family="paragraph" style:parent-style-name="Text_20_body" style:list-style-name="L5">
      <style:paragraph-properties fo:margin-top="0cm" fo:margin-bottom="0cm"/>
      <style:text-properties style:font-name="Arial"/>
    </style:style>
    <style:style style:name="P17" style:family="paragraph" style:parent-style-name="Text_20_body" style:list-style-name="L6">
      <style:paragraph-properties fo:margin-top="0cm" fo:margin-bottom="0cm"/>
      <style:text-properties style:font-name="Arial"/>
    </style:style>
    <style:style style:name="P18" style:family="paragraph" style:parent-style-name="Text_20_body" style:list-style-name="L14">
      <style:paragraph-properties fo:margin-top="0cm" fo:margin-bottom="0cm"/>
      <style:text-properties style:font-name="Arial"/>
    </style:style>
    <style:style style:name="P19" style:family="paragraph" style:parent-style-name="Text_20_body" style:list-style-name="L15">
      <style:paragraph-properties fo:margin-top="0cm" fo:margin-bottom="0cm"/>
      <style:text-properties style:font-name="Arial"/>
    </style:style>
    <style:style style:name="P20" style:family="paragraph" style:parent-style-name="Text_20_body" style:list-style-name="L11">
      <style:paragraph-properties fo:margin-top="0cm" fo:margin-bottom="0cm"/>
    </style:style>
    <style:style style:name="P21" style:family="paragraph" style:parent-style-name="Text_20_body" style:list-style-name="L12">
      <style:paragraph-properties fo:margin-top="0cm" fo:margin-bottom="0cm"/>
    </style:style>
    <style:style style:name="P22" style:family="paragraph" style:parent-style-name="Text_20_body" style:list-style-name="L13">
      <style:paragraph-properties fo:margin-top="0cm" fo:margin-bottom="0cm"/>
    </style:style>
    <style:style style:name="P23" style:family="paragraph" style:parent-style-name="Text_20_body" style:list-style-name="L16">
      <style:paragraph-properties fo:margin-top="0cm" fo:margin-bottom="0cm"/>
    </style:style>
    <style:style style:name="P24" style:family="paragraph" style:parent-style-name="Standard">
      <style:text-properties style:font-name="Arial"/>
    </style:style>
    <style:style style:name="P25" style:family="paragraph" style:parent-style-name="Table_20_Contents">
      <style:paragraph-properties fo:margin-top="0cm" fo:margin-bottom="0.499cm"/>
      <style:text-properties style:font-name="Arial"/>
    </style:style>
    <style:style style:name="P26" style:family="paragraph" style:parent-style-name="Table_20_Heading">
      <style:paragraph-properties fo:margin-top="0cm" fo:margin-bottom="0.499cm"/>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1. Overview</text:h>
      <text:p text:style-name="P1">This agreement establishes the terms and scope for a cybersecurity audit engagement between SecurePath Cyber Defense Ltd. ("Service Provider") and Apex Financial Group ("Client"). The purpose of the audit is to assess the Client’s existing security posture, identify potential vulnerabilities across internal and external assets, and provide actionable recommendations aligned with industry standards such as ISO 27001 and the NIST Cybersecurity Framework. Over the course of the engagement, SecurePath will conduct technical assessments, configuration reviews, firewall and SIEM evaluations, and controlled social engineering simulations. All testing will be performed within the agreed boundaries under strict confidentiality protocols, and findings will be documented in a comprehensive final report to support remediation planning and strategic improvements.</text:p>
      <text:p text:style-name="P1"/>
      <text:p text:style-name="P1"/>
      <text:p text:style-name="P1"/>
      <text:p text:style-name="P1"/>
      <text:h text:style-name="Heading_20_1" text:outline-level="1">1.2 Scope of Work</text:h>
      <text:p text:style-name="P1">The Service Provider will conduct a comprehensive cybersecurity assessment tailored to the Client’s environment and operational context. This includes both technical and procedural evaluation across multiple layers of defence. Specifically, the audit will cover:</text:p>
      <text:list xml:id="list168866743454920797" text:style-name="L11">
        <text:list-item>
          <text:p text:style-name="P20"><text:span text:style-name="Strong_20_Emphasis"><text:span text:style-name="T1">External Vulnerability Assessment</text:span></text:span><text:span text:style-name="T1">: Scanning public-facing systems for known CVEs and misconfigurations using industry-grade tools such as Nmap, Nikto, or custom Python scripts. </text:span></text:p>
        </text:list-item>
        <text:list-item>
          <text:p text:style-name="P20"><text:span text:style-name="Strong_20_Emphasis"><text:span text:style-name="T1">Internal Network Review</text:span></text:span><text:span text:style-name="T1">: Inspection of LAN topology, segmentation practices, and endpoint exposure. Includes switch configuration sampling and ACL enforcement checks. </text:span></text:p>
        </text:list-item>
        <text:list-item>
          <text:p text:style-name="P20"><text:span text:style-name="Strong_20_Emphasis"><text:span text:style-name="T1">Firewall and Access Control Validation</text:span></text:span><text:span text:style-name="T1">: Reviewing policy logic for inbound/outbound traffic, rule placement, logging, and rule effectiveness under simulated scan conditions. </text:span></text:p>
        </text:list-item>
        <text:list-item>
          <text:p text:style-name="P20"><text:span text:style-name="Strong_20_Emphasis"><text:span text:style-name="T1">SIEM &amp; Logging Configuration Audit</text:span></text:span><text:span text:style-name="T1">: Evaluating log retention policies, alerting logic, event forwarding, and anomaly detection efficacy. </text:span></text:p>
        </text:list-item>
        <text:list-item>
          <text:p text:style-name="P20"><text:span text:style-name="Strong_20_Emphasis"><text:span text:style-name="T1">Controlled Social Engineering Simulation</text:span></text:span><text:span text:style-name="T1">: Testing the organization’s awareness through simulated phishing campaigns or email lure exercises under pre-approved guidelines. </text:span></text:p>
        </text:list-item>
        <text:list-item>
          <text:p text:style-name="P8"><text:span text:style-name="Strong_20_Emphasis"><text:span text:style-name="T1">Final Deliverables</text:span></text:span><text:span text:style-name="T1">: A professionally formatted report with technical findings, severity scores, reproduction steps, and prioritized recommendations for remediation and improvement. </text:span></text:p>
        </text:list-item>
      </text:list>
      <text:p text:style-name="P1"/>
      <text:p text:style-name="P1"/>
      <text:p text:style-name="P1"/>
      <text:p text:style-name="P1"/>
      <text:p text:style-name="P1"/>
      <text:p text:style-name="P1"/>
      <text:p text:style-name="P1"><text:soft-page-break/></text:p>
      <text:p text:style-name="P1"/>
      <text:h text:style-name="Heading_20_1" text:outline-level="1">2. Objectives</text:h>
      <text:p text:style-name="Text_20_body"/>
      <text:list xml:id="list1491968097181476435" text:style-name="L2">
        <text:list-item>
          <text:p text:style-name="P13">The primary goal of this engagement is to strengthen the Client’s cybersecurity posture through a methodical and transparent audit process. This includes:</text:p>
        </text:list-item>
      </text:list>
      <text:list xml:id="list816072943657268143" text:style-name="L12">
        <text:list-item>
          <text:p text:style-name="P21"><text:span text:style-name="Strong_20_Emphasis"><text:span text:style-name="T1">Identification of Security Weaknesses</text:span></text:span><text:span text:style-name="T1">: Surface latent vulnerabilities, misconfigurations, and outdated controls that could be leveraged by an attacker. </text:span></text:p>
        </text:list-item>
        <text:list-item>
          <text:p text:style-name="P21"><text:span text:style-name="Strong_20_Emphasis"><text:span text:style-name="T1">Effectiveness Evaluation of Existing Controls</text:span></text:span><text:span text:style-name="T1">: Measure how current defenses align with modern threat models, including firewalls, access controls, and endpoint protections. </text:span></text:p>
        </text:list-item>
        <text:list-item>
          <text:p text:style-name="P21"><text:span text:style-name="Strong_20_Emphasis"><text:span text:style-name="T1">Alignment with Regulatory Standards</text:span></text:span><text:span text:style-name="T1">: Ensure systems and policies reflect best practices aligned with ISO 27001, NIST CSF, or sector-specific compliance needs. </text:span></text:p>
        </text:list-item>
        <text:list-item>
          <text:p text:style-name="P21"><text:span text:style-name="Strong_20_Emphasis"><text:span text:style-name="T1">Strategic Risk Mitigation Guidance</text:span></text:span><text:span text:style-name="T1">: Provide clear, actionable insights that enable technical teams and leadership to prioritize remediation based on business impact. </text:span></text:p>
        </text:list-item>
        <text:list-item>
          <text:p text:style-name="P9"><text:span text:style-name="Strong_20_Emphasis"><text:span text:style-name="T1">Documentation for Future Improvement</text:span></text:span><text:span text:style-name="T1">: Equip the Client with artifacts, logs, and commentary that support internal auditing, training, or future testing efforts </text:span></text:p>
        </text:list-item>
      </text:list>
      <text:p text:style-name="P12"/>
      <text:p text:style-name="P12"/>
      <text:p text:style-name="P12"/>
      <text:p text:style-name="P1"/>
      <text:h text:style-name="Heading_20_1" text:outline-level="1">3. Timeline</text:h>
      <text:p text:style-name="Text_20_body"/>
      <text:p text:style-name="P1">The assessment will be conducted over a structured 14-day engagement window, broken down as follows:</text:p>
      <text:list xml:id="list5213080328712498659" text:style-name="L13">
        <text:list-item>
          <text:p text:style-name="P22"><text:span text:style-name="Strong_20_Emphasis"><text:span text:style-name="T1">Day 1–2: Kick-off &amp; Planning</text:span></text:span><text:span text:style-name="T1"> Onboarding session, scope finalization, tool access provisioning, and agreement on test boundaries. </text:span></text:p>
        </text:list-item>
        <text:list-item>
          <text:p text:style-name="P22"><text:span text:style-name="Strong_20_Emphasis"><text:span text:style-name="T1">Day 3–6: Data Gathering &amp; Active Assessment</text:span></text:span><text:span text:style-name="T1"> Execution of scanning tools, packet capture, rule validation, and configuration reviews. </text:span></text:p>
        </text:list-item>
        <text:list-item>
          <text:p text:style-name="P22"><text:span text:style-name="Strong_20_Emphasis"><text:span text:style-name="T1">Day 7–9: Log Analysis &amp; Attack Simulation Review</text:span></text:span><text:span text:style-name="T1"> Investigation of SIEM events, simulated phishing results, and anomaly triggers. </text:span></text:p>
        </text:list-item>
        <text:list-item>
          <text:p text:style-name="P22"><text:span text:style-name="Strong_20_Emphasis"><text:span text:style-name="T1">Day 10–12: Risk Categorization &amp; Mitigation Mapping</text:span></text:span><text:span text:style-name="T1"> Organizing findings into critical, moderate, and informational tiers, with tailored recommendations. </text:span></text:p>
        </text:list-item>
        <text:list-item>
          <text:p text:style-name="P22"><text:span text:style-name="Strong_20_Emphasis"><text:span text:style-name="T1">Day 13: Report Finalization &amp; Quality Assurance</text:span></text:span><text:span text:style-name="T1"> All documentation verified for clarity, completeness, and reproducibility. </text:span></text:p>
        </text:list-item>
        <text:list-item>
          <text:p text:style-name="P10"><text:span text:style-name="Strong_20_Emphasis"><text:span text:style-name="T1">Day 14: Debrief &amp; Handover</text:span></text:span><text:span text:style-name="T1"> Presentation of findings, Q&amp;A session, and delivery of all technical artifacts in digital format. </text:span></text:p>
        </text:list-item>
      </text:list>
      <text:p text:style-name="P1"/>
      <text:p text:style-name="P1"/>
      <text:p text:style-name="P1"/>
      <text:p text:style-name="P1"/>
      <text:p text:style-name="P1"/>
      <text:p text:style-name="P1"><text:soft-page-break/></text:p>
      <text:p text:style-name="P1"/>
      <text:p text:style-name="P1"/>
      <text:h text:style-name="Heading_20_1" text:outline-level="1">4. Confidentiality</text:h>
      <text:p text:style-name="P1">All findings, raw data, configuration samples, and documented vulnerabilities are treated as strictly confidential. The Service Provider will:</text:p>
      <text:list xml:id="list6361549406031029377" text:style-name="L14">
        <text:list-item>
          <text:p text:style-name="P18">Store sensitive artifacts in encrypted formats and secure repositories </text:p>
        </text:list-item>
        <text:list-item>
          <text:p text:style-name="P18">Limit data access to assessment personnel only, following need-to-know principles </text:p>
        </text:list-item>
        <text:list-item>
          <text:p text:style-name="P18">Avoid any public disclosure or sharing of results without explicit written consent </text:p>
        </text:list-item>
        <text:list-item>
          <text:p text:style-name="P18">Ensure that all testing complies with GDPR and local data privacy laws </text:p>
        </text:list-item>
        <text:list-item>
          <text:p text:style-name="P6">Offer the Client the option to conduct the review on isolated systems or sandboxed environments when feasible </text:p>
        </text:list-item>
      </text:list>
      <text:p text:style-name="P1"/>
      <text:p text:style-name="P1"/>
      <text:p text:style-name="P1"/>
      <text:p text:style-name="P1"/>
      <text:p text:style-name="P1"/>
      <text:h text:style-name="Heading_20_1" text:outline-level="1">5. Success Criteria</text:h>
      <text:p text:style-name="Text_20_body"/>
      <text:p text:style-name="P1">The engagement will be considered successful upon fulfilment of the following measurable benchmarks:</text:p>
      <text:list xml:id="list977257567260348201" text:style-name="L15">
        <text:list-item>
          <text:p text:style-name="P19">Delivery of a complete technical audit report, including actionable insights and severity scoring </text:p>
        </text:list-item>
        <text:list-item>
          <text:p text:style-name="P19">Clear mapping of findings to best-practice frameworks (e.g., NIST CSF, CIS Controls) </text:p>
        </text:list-item>
        <text:list-item>
          <text:p text:style-name="P19">Identification of previously undetected weaknesses or misconfigurations </text:p>
        </text:list-item>
        <text:list-item>
          <text:p text:style-name="P19">Provision of reproducible test cases or scripts for internal verification </text:p>
        </text:list-item>
        <text:list-item>
          <text:p text:style-name="P19">Positive client feedback on clarity, thoroughness, and professionalism of deliverables </text:p>
        </text:list-item>
        <text:list-item>
          <text:p text:style-name="P7">Optional post-engagement follow-up scheduled (within 30 days) to validate remediation progress </text:p>
        </text:list-item>
      </text:list>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1" text:outline-level="1">6. Communication Protocol</text:h>
      <text:p text:style-name="Text_20_body"/>
      <text:p text:style-name="Text_20_body"/>
      <text:p text:style-name="P1">To maintain efficiency and transparency, communication will follow a structured protocol:</text:p>
      <text:list xml:id="list2320980650109532610" text:style-name="L16">
        <text:list-item>
          <text:p text:style-name="P23"><text:span text:style-name="Strong_20_Emphasis"><text:span text:style-name="T1">Primary Channels</text:span></text:span><text:span text:style-name="T1">: Email for official updates and document exchanges, with a secure messaging platform (e.g., MS Teams or Signal) for rapid queries </text:span></text:p>
        </text:list-item>
        <text:list-item>
          <text:p text:style-name="P23"><text:span text:style-name="Strong_20_Emphasis"><text:span text:style-name="T1">Meeting Cadence</text:span></text:span><text:span text:style-name="T1">: Bi-weekly progress calls (kick-off and final debrief are mandatory); ad hoc sessions on request </text:span></text:p>
        </text:list-item>
        <text:list-item>
          <text:p text:style-name="P23"><text:span text:style-name="Strong_20_Emphasis"><text:span text:style-name="T1">Response SLA</text:span></text:span><text:span text:style-name="T1">: Service Provider responds to Client queries within 24 business hours; urgent flags handled within 6 hours </text:span></text:p>
        </text:list-item>
        <text:list-item>
          <text:p text:style-name="P23"><text:span text:style-name="Strong_20_Emphasis"><text:span text:style-name="T1">Reporting Format</text:span></text:span><text:span text:style-name="T1">: All documents delivered in .docx and .pdf formats, with optional technical appendices in Markdown </text:span></text:p>
        </text:list-item>
        <text:list-item>
          <text:p text:style-name="P11"><text:span text:style-name="Strong_20_Emphasis"><text:span text:style-name="T1">Documentation Access</text:span></text:span><text:span text:style-name="T1">: Client given access to a shared secure folder for all materials with version control in place </text:span></text:p>
        </text:list-item>
      </text:list>
      <text:p text:style-name="P1"/>
      <text:p text:style-name="P1"/>
      <text:p text:style-name="P1"/>
      <text:h text:style-name="Heading_20_1" text:outline-level="1">7. Legal Terms</text:h>
      <text:list xml:id="list1899512734244350198" text:style-name="L5">
        <text:list-item>
          <text:p text:style-name="P16">Testing confined to approved scope only </text:p>
        </text:list-item>
        <text:list-item>
          <text:p text:style-name="P16">Liability limited to service fees </text:p>
        </text:list-item>
        <text:list-item>
          <text:p text:style-name="P4">Indemnification for changes outside audit scope </text:p>
        </text:list-item>
      </text:list>
      <text:p text:style-name="P1"/>
      <text:p text:style-name="P1"/>
      <text:p text:style-name="P1"/>
      <text:h text:style-name="Heading_20_1" text:outline-level="1">8. Optional Add-ons (Excluded from Scope)</text:h>
      <text:list xml:id="list3537511147291430485" text:style-name="L6">
        <text:list-item>
          <text:p text:style-name="P17">Penetration testing (red team) </text:p>
        </text:list-item>
        <text:list-item>
          <text:p text:style-name="P17">Incident response readiness assessment </text:p>
        </text:list-item>
        <text:list-item>
          <text:p text:style-name="P5">Employee cybersecurity awareness training </text:p>
        </text:list-item>
      </text:list>
      <text:p text:style-name="P1"/>
      <text:p text:style-name="P1"/>
      <text:p text:style-name="P1"/>
      <text:p text:style-name="P1"/>
      <text:p text:style-name="P1"/>
      <text:p text:style-name="P1"/>
      <text:p text:style-name="P1"><text:soft-page-break/></text:p>
      <text:p text:style-name="P1"/>
      <text:p text:style-name="P1"/>
      <text:h text:style-name="Heading_20_1" text:outline-level="1">9. Signatur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span text:style-name="T1">SecurePath Cyber Defense Ltd.</text:span></text:span><text:span text:style-name="T1"> Name: Jordan Wexler Title: Lead Security Auditor Signature: ______________________ Date: __________________________</text:span></text:p>
      <text:p text:style-name="Text_20_body"><text:span text:style-name="Strong_20_Emphasis"><text:span text:style-name="T1">Apex Financial Group</text:span></text:span><text:span text:style-name="T1"> Name: Priya Singh Title: IT Security Manager Signature: ______________________ Date: __________________________</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nnor Palmer</meta:initial-creator>
    <meta:creation-date>2025-07-26T00:31:30.38</meta:creation-date>
    <dc:date>2025-07-26T00:57:09.56</dc:date>
    <dc:creator>Connor Palmer</dc:creator>
    <meta:editing-duration>PT9M58S</meta:editing-duration>
    <meta:editing-cycles>2</meta:editing-cycles>
    <meta:generator>OpenOffice/4.1.15$Win32 OpenOffice.org_project/4115m2$Build-9813</meta:generator>
    <meta:document-statistic meta:table-count="0" meta:image-count="0" meta:object-count="0" meta:page-count="5" meta:paragraph-count="58" meta:word-count="893" meta:character-count="6591"/>
  </office:meta>
</office:document-meta>
</file>